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9e07" officeooo:paragraph-rsid="00219e07"/>
    </style:style>
    <style:style style:name="P2" style:family="paragraph" style:parent-style-name="Standard">
      <style:text-properties officeooo:rsid="00219e07" officeooo:paragraph-rsid="002e1a8a"/>
    </style:style>
    <style:style style:name="P3" style:family="paragraph" style:parent-style-name="Standard">
      <style:text-properties officeooo:rsid="00219e07" officeooo:paragraph-rsid="00315814"/>
    </style:style>
    <style:style style:name="P4" style:family="paragraph" style:parent-style-name="Standard">
      <style:text-properties officeooo:rsid="00219e07" officeooo:paragraph-rsid="00447e5b"/>
    </style:style>
    <style:style style:name="P5" style:family="paragraph" style:parent-style-name="Standard">
      <style:text-properties officeooo:rsid="00219e07" officeooo:paragraph-rsid="00219e07" fo:background-color="#ffff00"/>
    </style:style>
    <style:style style:name="P6" style:family="paragraph" style:parent-style-name="Standard">
      <style:text-properties officeooo:rsid="00219e07" officeooo:paragraph-rsid="00315814" fo:background-color="#ffff00"/>
    </style:style>
    <style:style style:name="P7" style:family="paragraph" style:parent-style-name="Standard">
      <style:text-properties officeooo:rsid="002a7ee2" officeooo:paragraph-rsid="002a7ee2" fo:background-color="#ffff00"/>
    </style:style>
    <style:style style:name="P8" style:family="paragraph" style:parent-style-name="Preformatted_20_Text">
      <style:paragraph-properties fo:margin-top="0in" fo:margin-bottom="0.1965in" style:contextual-spacing="false"/>
      <style:text-properties fo:background-color="#ffff00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officeooo:rsid="002a7ee2" officeooo:paragraph-rsid="002a7ee2"/>
    </style:style>
    <style:style style:name="P11" style:family="paragraph" style:parent-style-name="Standard">
      <style:text-properties officeooo:paragraph-rsid="002a7ee2"/>
    </style:style>
    <style:style style:name="P12" style:family="paragraph" style:parent-style-name="Standard">
      <style:text-properties fo:font-weight="bold" fo:background-color="#ffff00" style:font-weight-asian="bold" style:font-weight-complex="bold"/>
    </style:style>
    <style:style style:name="P13" style:family="paragraph" style:parent-style-name="Standard">
      <style:text-properties officeooo:rsid="00339341" officeooo:paragraph-rsid="00339341"/>
    </style:style>
    <style:style style:name="P14" style:family="paragraph" style:parent-style-name="Standard">
      <style:text-properties style:text-underline-style="solid" style:text-underline-width="auto" style:text-underline-color="font-color" officeooo:rsid="00356843" officeooo:paragraph-rsid="00356843" fo:background-color="#ffff00"/>
    </style:style>
    <style:style style:name="P15" style:family="paragraph" style:parent-style-name="Standard">
      <style:text-properties style:text-underline-style="none" officeooo:rsid="00356843" officeooo:paragraph-rsid="00356843" fo:background-color="transparent"/>
    </style:style>
    <style:style style:name="P16" style:family="paragraph" style:parent-style-name="Standard">
      <style:text-properties style:text-underline-style="none" officeooo:rsid="00356843" officeooo:paragraph-rsid="004581ee" fo:background-color="transparent"/>
    </style:style>
    <style:style style:name="P17" style:family="paragraph" style:parent-style-name="Standard">
      <style:text-properties style:text-underline-style="none" officeooo:rsid="003cbe30" officeooo:paragraph-rsid="003cbe30" fo:background-color="transparent"/>
    </style:style>
    <style:style style:name="P18" style:family="paragraph" style:parent-style-name="Standard">
      <style:text-properties style:text-underline-style="none" officeooo:rsid="003cbe30" officeooo:paragraph-rsid="004b7d4a" fo:background-color="transparent"/>
    </style:style>
    <style:style style:name="P19" style:family="paragraph" style:parent-style-name="Standard">
      <style:text-properties style:text-underline-style="none" officeooo:rsid="003cbe30" officeooo:paragraph-rsid="004c22ee" fo:background-color="transparent"/>
    </style:style>
    <style:style style:name="P20" style:family="paragraph" style:parent-style-name="Standard">
      <style:text-properties style:text-underline-style="none" officeooo:rsid="004581ee" officeooo:paragraph-rsid="004581ee" fo:background-color="transparent"/>
    </style:style>
    <style:style style:name="P21" style:family="paragraph" style:parent-style-name="Standard">
      <style:text-properties style:text-underline-style="none" officeooo:rsid="004a45d9" officeooo:paragraph-rsid="004a45d9" fo:background-color="transparent"/>
    </style:style>
    <style:style style:name="P22" style:family="paragraph" style:parent-style-name="Standard">
      <style:text-properties style:text-underline-style="none" officeooo:rsid="003cbe30" officeooo:paragraph-rsid="003cbe30" fo:background-color="#ffff00"/>
    </style:style>
    <style:style style:name="P23" style:family="paragraph" style:parent-style-name="Standard">
      <style:text-properties style:text-underline-style="none" officeooo:rsid="003cbe30" officeooo:paragraph-rsid="004b7d4a" fo:background-color="#ffff00"/>
    </style:style>
    <style:style style:name="P24" style:family="paragraph" style:parent-style-name="Standard">
      <style:text-properties style:text-underline-style="none" officeooo:rsid="003cbe30" officeooo:paragraph-rsid="004f339e" fo:background-color="#ffff00"/>
    </style:style>
    <style:style style:name="P25" style:family="paragraph" style:parent-style-name="Standard">
      <style:text-properties style:text-underline-style="none" officeooo:rsid="00356843" officeooo:paragraph-rsid="00356843" fo:background-color="#ffff00"/>
    </style:style>
    <style:style style:name="P26" style:family="paragraph" style:parent-style-name="Standard">
      <style:text-properties style:text-underline-style="none" officeooo:rsid="00356843" officeooo:paragraph-rsid="0042be13" fo:background-color="#ffff00"/>
    </style:style>
    <style:style style:name="P27" style:family="paragraph" style:parent-style-name="Standard">
      <style:text-properties style:text-underline-style="none" officeooo:rsid="004581ee" officeooo:paragraph-rsid="004581ee" fo:background-color="#f10d0c"/>
    </style:style>
    <style:style style:name="P28" style:family="paragraph" style:parent-style-name="Standard">
      <style:text-properties style:text-underline-style="none" officeooo:rsid="004581ee" officeooo:paragraph-rsid="004581ee" fo:background-color="#d4ea6b"/>
    </style:style>
    <style:style style:name="P29" style:family="paragraph" style:parent-style-name="Standard">
      <style:text-properties style:text-underline-style="none" officeooo:rsid="004f8f4a" officeooo:paragraph-rsid="004f8f4a" fo:background-color="#e8f2a1"/>
    </style:style>
    <style:style style:name="P30" style:family="paragraph" style:parent-style-name="Standard">
      <style:text-properties style:text-underline-style="none" officeooo:rsid="003cbe30" officeooo:paragraph-rsid="004f339e" fo:background-color="#e8f2a1"/>
    </style:style>
    <style:style style:name="P31" style:family="paragraph" style:parent-style-name="Standard">
      <style:text-properties style:text-underline-style="none" officeooo:rsid="00356843" officeooo:paragraph-rsid="00356843" fo:background-color="#e16173"/>
    </style:style>
    <style:style style:name="P32" style:family="paragraph" style:parent-style-name="Standard">
      <style:text-properties fo:font-size="15pt" style:text-underline-style="none" fo:font-weight="bold" officeooo:rsid="0042be13" officeooo:paragraph-rsid="0042be13" fo:background-color="transparent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style:text-underline-style="none" fo:font-weight="bold" officeooo:rsid="003cbe30" officeooo:paragraph-rsid="003cbe30" fo:background-color="transparent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style:text-underline-style="none" fo:font-weight="bold" officeooo:rsid="004a45d9" officeooo:paragraph-rsid="004a45d9" fo:background-color="transparent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style:text-underline-style="none" fo:font-weight="bold" officeooo:rsid="005e372d" officeooo:paragraph-rsid="005e372d" fo:background-color="transparent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style:text-underline-style="none" fo:font-weight="bold" officeooo:rsid="005e372d" officeooo:paragraph-rsid="0063c998" fo:background-color="transparent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fo:font-weight="bold" officeooo:rsid="00447e5b" officeooo:paragraph-rsid="00447e5b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5pt" fo:font-weight="bold" officeooo:rsid="004581ee" officeooo:paragraph-rsid="004581ee" style:font-size-asian="15pt" style:font-weight-asian="bold" style:font-size-complex="15pt" style:font-weight-complex="bold"/>
    </style:style>
    <style:style style:name="P39" style:family="paragraph" style:parent-style-name="Standard">
      <style:text-properties fo:font-size="15pt" fo:font-weight="bold" officeooo:rsid="002a7ee2" officeooo:paragraph-rsid="002a7ee2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text-properties officeooo:rsid="00356843" officeooo:paragraph-rsid="00356843"/>
    </style:style>
    <style:style style:name="P41" style:family="paragraph" style:parent-style-name="Standard">
      <style:text-properties fo:font-size="12pt" style:text-underline-style="none" fo:font-weight="bold" officeooo:rsid="005e372d" officeooo:paragraph-rsid="005e372d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normal" officeooo:rsid="005e372d" officeooo:paragraph-rsid="0063c998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5pt" style:text-underline-style="none" fo:font-weight="bold" officeooo:rsid="0063c998" officeooo:paragraph-rsid="0063c998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style:text-properties style:text-underline-style="none" officeooo:rsid="003cbe30" officeooo:paragraph-rsid="003cbe30" fo:background-color="transparent"/>
    </style:style>
    <style:style style:name="P45" style:family="paragraph" style:parent-style-name="Standard">
      <style:text-properties style:text-underline-style="none" officeooo:rsid="003cbe30" officeooo:paragraph-rsid="0073e72b" fo:background-color="transparent"/>
    </style:style>
    <style:style style:name="P46" style:family="paragraph" style:parent-style-name="Standard">
      <style:text-properties style:text-underline-style="none" officeooo:rsid="00717d4d" officeooo:paragraph-rsid="00717d4d" fo:background-color="transparent"/>
    </style:style>
    <style:style style:name="P47" style:family="paragraph" style:parent-style-name="Standard">
      <style:text-properties style:text-underline-style="none" officeooo:rsid="00717d4d" officeooo:paragraph-rsid="00739aeb" fo:background-color="transparent"/>
    </style:style>
    <style:style style:name="P48" style:family="paragraph" style:parent-style-name="Standard">
      <style:text-properties style:text-underline-style="none" officeooo:rsid="00717d4d" officeooo:paragraph-rsid="00717d4d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581ee" fo:background-color="#ffff00" loext:char-shading-value="0"/>
    </style:style>
    <style:style style:name="T3" style:family="text">
      <style:text-properties officeooo:rsid="004c22ee" fo:background-color="#ffff00" loext:char-shading-value="0"/>
    </style:style>
    <style:style style:name="T4" style:family="text">
      <style:text-properties officeooo:rsid="006885cb"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7" style:family="text">
      <style:text-properties fo:font-size="15pt" style:text-underline-style="none" fo:font-weight="bold" officeooo:rsid="0042be13" fo:background-color="transparent" loext:char-shading-value="0" style:font-size-asian="15pt" style:font-weight-asian="bold" style:font-size-complex="15pt" style:font-weight-complex="bold"/>
    </style:style>
    <style:style style:name="T8" style:family="text">
      <style:text-properties officeooo:rsid="00475a11"/>
    </style:style>
    <style:style style:name="T9" style:family="text">
      <style:text-properties officeooo:rsid="004f339e"/>
    </style:style>
    <style:style style:name="T10" style:family="text">
      <style:text-properties officeooo:rsid="00717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edit ~/.bashrc</text:p>
      <text:p text:style-name="P8"><text:bookmark text:name="codecell10"/>source /opt/ros/humble/setup.bash</text:p>
      <text:p text:style-name="P9"/>
      <text:p text:style-name="Standard">------------------------------------------------------------------------------------------------------------</text:p>
      <text:p text:style-name="Standard">pipc@pipc:~$<text:span text:style-name="T1"> ssh-keygen</text:span></text:p>
      <text:p text:style-name="Standard">Generating public/private rsa key pair.</text:p>
      <text:p text:style-name="Standard">Enter file in which to save the key (/home/pipc/.ssh/id_rsa): </text:p>
      <text:p text:style-name="Standard">/home/pipc/.ssh/id_rsa already exists.</text:p>
      <text:p text:style-name="Standard">Overwrite (y/n)? y</text:p>
      <text:p text:style-name="Standard">Enter passphrase (empty for no passphrase): </text:p>
      <text:p text:style-name="Standard">Enter same passphrase again: </text:p>
      <text:p text:style-name="Standard">Your identification has been saved in /home/pipc/.ssh/id_rsa</text:p>
      <text:p text:style-name="Standard">Your public key has been saved in /home/pipc/.ssh/id_rsa.pub</text:p>
      <text:p text:style-name="Standard">The key fingerprint is:</text:p>
      <text:p text:style-name="Standard">SHA256:lM7AKayC+O1RzcPBGZrjiSOpJ/7CMneSyqVzR0hBHX0 pipc@pipc</text:p>
      <text:p text:style-name="Standard">The key's randomart image is:</text:p>
      <text:p text:style-name="Standard">+---[RSA 3072]----+</text:p>
      <text:p text:style-name="Standard">| <text:s/>....o . <text:s text:c="7"/>|</text:p>
      <text:p text:style-name="Standard">| <text:s text:c="2"/>o o * E <text:s text:c="6"/>|</text:p>
      <text:p text:style-name="Standard">| <text:s text:c="3"/>+ B B <text:s text:c="7"/>|</text:p>
      <text:p text:style-name="Standard">|o <text:s/>+ + @ . <text:s text:c="6"/>|</text:p>
      <text:p text:style-name="Standard">|+ = + + S <text:s text:c="7"/>|</text:p>
      <text:p text:style-name="Standard">| + + + <text:s text:c="2"/>. <text:s text:c="6"/>|</text:p>
      <text:p text:style-name="Standard">|+ oo+ <text:s text:c="11"/>|</text:p>
      <text:p text:style-name="Standard">|=**o.o <text:s text:c="10"/>|</text:p>
      <text:p text:style-name="Standard">|oB=+o <text:s text:c="11"/>|</text:p>
      <text:p text:style-name="Standard">+----[SHA256]-----+</text:p>
      <text:p text:style-name="Standard">pipc@pipc:~$ <text:span text:style-name="T1">cd .ssh</text:span></text:p>
      <text:p text:style-name="Standard">pipc@pipc:~/.ssh$ <text:span text:style-name="T1">ll</text:span></text:p>
      <text:p text:style-name="Standard">total 24</text:p>
      <text:p text:style-name="Standard">drwx------ <text:s/>2 pipc pipc 4096 جون <text:s text:c="4"/>9 18:23 ./</text:p>
      <text:p text:style-name="Standard">drwxr-x--- 15 pipc pipc 4096 جون <text:s text:c="4"/>9 18:15 ../</text:p>
      <text:p text:style-name="Standard">-rw------- <text:s/>1 pipc pipc <text:s/>419 جون <text:s text:c="4"/>9 18:15 id_ed25519</text:p>
      <text:p text:style-name="Standard">-rw-r--r-- <text:s/>1 pipc pipc <text:s/>108 جون <text:s text:c="4"/>9 18:15 id_ed25519.pub</text:p>
      <text:p text:style-name="Standard">-rw------- <text:s/>1 pipc pipc 2590 جون <text:s text:c="4"/>9 18:29 id_rsa</text:p>
      <text:p text:style-name="Standard">-rw-r--r-- <text:s/>1 pipc pipc <text:s/>563 جون <text:s text:c="4"/>9 18:29 id_rsa.pub</text:p>
      <text:p text:style-name="Standard">pipc@pipc:~/.ssh$<text:span text:style-name="T1"> cat id_rsa.pub</text:span></text:p>
      <text:p text:style-name="Standard">ssh-rsa AAAAB3NzaC1yc2EAAAADAQABAAABgQDvV49upulhTQO0kEN8d+L78xP5aKXVTPtPGp5lF9LZly2XhkO+WPtJERCvhriIy+qxaLG0y5umPVQ1fnofymPRc80TUH/9LoqSnvLoUifO8ectq+U8JVVg/UuhSrxq4izi/xnL6kdFyGA08vB83+oYZmWopMOWdVxTyOAFtxWdtsS7J9jDEYLKPXIINlfV4QyBF+JoYu8lL4wGD9uc+4EgUHSbA3b0o70IfiVsjbCWOMTR6r85uo2exgwRLUDiuFWAPf/hqzD3h3rpNeoBPeIZkQQMheuCdG1fmL4QAu3E7/CSmkXuXOI+KkAYPWqhszqQOB4RsbzPVNajP6EX10WEnsplsyo9oA5UX2aUuBxDaLvIfb8ACqARHX7Fv9ZHvD8kfZm7A2lh7bmrVWWp6Dzjp+XXIi6Dwmxcdo5W/n07svF2UjiBxxTvhKzA2AO6LIYKVhHZyU/kuYurqCrO5ca6VgGYrSALfSrpE7fb59RMZwjYc9+htykX/ZDTPn/sueM= pipc@pipc</text:p>
      <text:p text:style-name="Standard">pipc@pipc:~/.ssh$ cd</text:p>
      <text:p text:style-name="Standard">pipc@pipc:~$ mkdir dev_ws</text:p>
      <text:p text:style-name="Standard"><text:soft-page-break/>pipc@pipc:~$ cd dev_ws/</text:p>
      <text:p text:style-name="Standard">pipc@pipc:~/dev_ws$ mkdir src</text:p>
      <text:p text:style-name="Standard">pipc@pipc:~/dev_ws$ cd src/</text:p>
      <text:p text:style-name="Standard">pipc@pipc:~/dev_ws/src$ git clone git@github.com:Rameeztariq786/my_bot.git</text:p>
      <text:p text:style-name="Standard">Cloning into 'my_bot'...</text:p>
      <text:p text:style-name="Standard">The authenticity of host 'github.com (20.207.73.82)' can't be established.</text:p>
      <text:p text:style-name="Standard">ED25519 key fingerprint is SHA256:+DiY3wvvV6TuJJhbpZisF/zLDA0zPMSvHdkr4UvCOqU.</text:p>
      <text:p text:style-name="Standard">This key is not known by any other names</text:p>
      <text:p text:style-name="Standard">Are you sure you want to continue connecting (yes/no/[fingerprint])? yes</text:p>
      <text:p text:style-name="Standard">Warning: Permanently added 'github.com' (ED25519) to the list of known hosts.</text:p>
      <text:p text:style-name="Standard">remote: Enumerating objects: 14, done.</text:p>
      <text:p text:style-name="Standard">remote: Counting objects: 100% (14/14), done.</text:p>
      <text:p text:style-name="Standard">remote: Compressing objects: 100% (10/10), done.</text:p>
      <text:p text:style-name="Standard">remote: Total 14 (delta 0), reused 13 (delta 0), pack-reused 0</text:p>
      <text:p text:style-name="Standard">Receiving objects: 100% (14/14), 7.26 KiB | 1.21 MiB/s, done.</text:p>
      <text:p text:style-name="Standard">pipc@pipc:~/dev_ws/src$ cd ..</text:p>
      <text:p text:style-name="Standard">pipc@pipc:~/dev_ws$ colcon build --symlink-install</text:p>
      <text:p text:style-name="Standard">Starting &gt;&gt;&gt; my_bot <text:s/></text:p>
      <text:p text:style-name="Standard">Finished &lt;&lt;&lt; my_bot [5.08s] <text:s text:c="17"/></text:p>
      <text:p text:style-name="Standard"/>
      <text:p text:style-name="Standard">Summary: 1 package finished [6.99s]</text:p>
      <text:p text:style-name="Standard">pipc@pipc:~/dev_ws$ cd ..</text:p>
      <text:p text:style-name="Standard">pipc@pipc:~$ 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</text:p>
      <text:p text:style-name="P9">sudo apt update</text:p>
      <text:p text:style-name="P9">sudo apt upgrade</text:p>
      <text:p text:style-name="P9"/>
      <text:p text:style-name="P9">mkdir dev_ws</text:p>
      <text:p text:style-name="P9">cd dev_ws/</text:p>
      <text:p text:style-name="P9"/>
      <text:p text:style-name="P9">mkdir src</text:p>
      <text:p text:style-name="P9">cd src/</text:p>
      <text:p text:style-name="P9"/>
      <text:p text:style-name="P9">git clone git@github.com:Rameeztariq786/my_bot.git</text:p>
      <text:p text:style-name="P9"/>
      <text:p text:style-name="P9">cd ..</text:p>
      <text:p text:style-name="P9"/>
      <text:p text:style-name="P9">colcon build --symlink-install</text:p>
      <text:p text:style-name="Standard"/>
      <text:p text:style-name="Standard">------------------------------------------------------------------------------------------------------------</text:p>
      <text:p text:style-name="P11"/>
      <text:p text:style-name="P38">Rviz create</text:p>
      <text:p text:style-name="P10"/>
      <text:p text:style-name="P7">sudo apt install ros-humble-xacro ros-humble-joint-state-publisher-gui</text:p>
      <text:p text:style-name="Standard"/>
      <text:p text:style-name="P9">source install/setup.bash</text:p>
      <text:p text:style-name="P9"/>
      <text:p text:style-name="P9">ros2 launch my_bot rsp.launch.py</text:p>
      <text:p text:style-name="P9"/>
      <text:p text:style-name="P9"><text:soft-page-break/>rviz2</text:p>
      <text:p text:style-name="P9"/>
      <text:p text:style-name="P9">ros2 run joint_state_publisher_gui joint_state_publisher_gui</text:p>
      <text:p text:style-name="P9"/>
      <text:p text:style-name="P9">rviz2 -d src/my_bot/config/view_bot.rviz</text:p>
      <text:p text:style-name="Standard"/>
      <text:p text:style-name="Standard"/>
      <text:p text:style-name="Standard">--------------------------------------------------------------------------------------------------</text:p>
      <text:p text:style-name="P9"/>
      <text:p text:style-name="P39">git hub save commands</text:p>
      <text:p text:style-name="P12"/>
      <text:p text:style-name="Standard"/>
      <text:p text:style-name="Standard"/>
      <text:p text:style-name="Standard">pipc@pipc:<text:span text:style-name="T1">~/dev_ws$ cd src/my_bot/</text:span></text:p>
      <text:p text:style-name="Standard">pipc@pipc:~/dev_ws/src/my_bot$ <text:span text:style-name="T1">git status</text:span></text:p>
      <text:p text:style-name="Standard">On branch main</text:p>
      <text:p text:style-name="Standard">Your branch is up-to-date with 'origin/main'.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description/robot.urdf.xacro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config/config.rviz</text:p>
      <text:p text:style-name="Standard"><text:tab/>config/view_bot.rviz</text:p>
      <text:p text:style-name="Standard"><text:tab/>description/inertial_macros.xacro</text:p>
      <text:p text:style-name="Standard"><text:tab/>description/robot_core.xacro</text:p>
      <text:p text:style-name="Standard"/>
      <text:p text:style-name="Standard">no changes added to commit (use "git add" and/or "git commit -a")</text:p>
      <text:p text:style-name="Standard">pipc@pipc:~/dev_ws/src/my_bot$ <text:span text:style-name="T1">git add .</text:span></text:p>
      <text:p text:style-name="Standard">pipc@pipc:~/dev_ws/src/my_bot$ <text:span text:style-name="T1">git status</text:span></text:p>
      <text:p text:style-name="Standard">On branch main</text:p>
      <text:p text:style-name="Standard">Your branch is up-to-date with 'origin/main'.</text:p>
      <text:p text:style-name="Standard"/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config/config.rviz</text:p>
      <text:p text:style-name="Standard"><text:tab/>new file: <text:s text:c="2"/>config/view_bot.rviz</text:p>
      <text:p text:style-name="Standard"><text:tab/>new file: <text:s text:c="2"/>description/inertial_macros.xacro</text:p>
      <text:p text:style-name="Standard"><text:tab/>modified: <text:s text:c="2"/>description/robot.urdf.xacro</text:p>
      <text:p text:style-name="Standard"><text:tab/>new file: <text:s text:c="2"/>description/robot_core.xacro</text:p>
      <text:p text:style-name="Standard"/>
      <text:p text:style-name="Standard">pipc@pipc:~/dev_ws/src/my_bot$ <text:span text:style-name="T1">git commit -m "Created core URDF"</text:span></text:p>
      <text:p text:style-name="Standard">[main d84eefd] Created core URDF</text:p>
      <text:p text:style-name="Standard"><text:s/>Committer: pipc &lt;pipc@pipc.myguest.virtualbox.org&gt;</text:p>
      <text:p text:style-name="Standard">Your name and e-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><text:soft-page-break/></text:p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5 files changed, 528 insertions(+), 4 deletions(-)</text:p>
      <text:p text:style-name="Standard"><text:s/>create mode 100644 config/config.rviz</text:p>
      <text:p text:style-name="Standard"><text:s/>create mode 100644 config/view_bot.rviz</text:p>
      <text:p text:style-name="Standard"><text:s/>create mode 100644 description/inertial_macros.xacro</text:p>
      <text:p text:style-name="Standard"><text:s/>create mode 100644 description/robot_core.xacro</text:p>
      <text:p text:style-name="Standard"/>
      <text:p text:style-name="Standard">pipc@pipc:~/dev_ws/src/my_bot$ <text:span text:style-name="T1">git push</text:span></text:p>
      <text:p text:style-name="Standard"/>
      <text:p text:style-name="Standard">Enumerating objects: 13, done.</text:p>
      <text:p text:style-name="Standard">Counting objects: 100% (13/13), done.</text:p>
      <text:p text:style-name="Standard">Delta compression using up to 2 threads</text:p>
      <text:p text:style-name="Standard">Compressing objects: 100% (9/9), done.</text:p>
      <text:p text:style-name="Standard">Writing objects: 100% (9/9), 3.54 KiB | 907.00 KiB/s, done.</text:p>
      <text:p text:style-name="Standard">Total 9 (delta 3), reused 0 (delta 0), pack-reused 0</text:p>
      <text:p text:style-name="Standard">remote: Resolving deltas: 100% (3/3), completed with 1 local object.</text:p>
      <text:p text:style-name="Standard">To github.com:Rameeztariq786/my_bot.git</text:p>
      <text:p text:style-name="Standard"/>
      <text:p text:style-name="Standard"/>
      <text:p text:style-name="Standard">-----------------------------------------------------------------------------------------------</text:p>
      <text:p text:style-name="Standard"/>
      <text:p text:style-name="Standard"/>
      <text:p text:style-name="P37">Gazebo Create</text:p>
      <text:p text:style-name="P1"/>
      <text:p text:style-name="P4"><text:a xlink:type="simple" xlink:href="mailto:pipc@pipc" text:style-name="Internet_20_link" text:visited-style-name="Visited_20_Internet_20_Link">pipc@pipc</text:a>:~/dev_ws$ <text:span text:style-name="T1">cd dev_ws/</text:span></text:p>
      <text:p text:style-name="P2"/>
      <text:p text:style-name="P4"><text:a xlink:type="simple" xlink:href="mailto:pipc@pipc" text:style-name="Internet_20_link" text:visited-style-name="Visited_20_Internet_20_Link">pipc@pipc</text:a>:~/dev_ws$ <text:span text:style-name="T1">source install/setup.bash</text:span></text:p>
      <text:p text:style-name="P1"/>
      <text:p text:style-name="P1"><text:a xlink:type="simple" xlink:href="mailto:pipc@pipc" text:style-name="Internet_20_link" text:visited-style-name="Visited_20_Internet_20_Link">pipc@pipc</text:a>:~/dev_ws$ <text:span text:style-name="T1">ros2 launch my_bot rsp.launch.py use_sim_time:=true</text:span></text:p>
      <text:p text:style-name="P1"/>
      <text:p text:style-name="P1">sudo apt install ros-humble-gazebo-ros-pkgs</text:p>
      <text:p text:style-name="P1"/>
      <text:p text:style-name="P1"><text:a xlink:type="simple" xlink:href="mailto:pipc@pipc" text:style-name="Internet_20_link" text:visited-style-name="Visited_20_Internet_20_Link">pipc@pipc</text:a>:~/dev_ws$ <text:span text:style-name="T1">ros2 launch gazebo_ros gazebo.launch.py</text:span></text:p>
      <text:p text:style-name="P5"/>
      <text:p text:style-name="P5"/>
      <text:p text:style-name="P1"><text:span text:style-name="T5">pipc@pipc:~/dev_ws$</text:span><text:span text:style-name="T1"> ros2 run gazebo_ros spawn_entity.py -topic robot_description -entity bot_name</text:span></text:p>
      <text:p text:style-name="P5"/>
      <text:p text:style-name="P5"/>
      <text:p text:style-name="P1"><text:span text:style-name="T5">pipc@pipc:~/dev_ws$ </text:span><text:span text:style-name="T1">ros2 launch my_bot launch_sim.launch.py</text:span></text:p>
      <text:p text:style-name="P1"/>
      <text:p text:style-name="P3"><text:span text:style-name="T5">pipc@pipc:~/dev_ws$ <text:s/></text:span><text:span text:style-name="T1">ros2 run teleop_twist_keyboard teleop_twist_keyboard</text:span></text:p>
      <text:p text:style-name="P6"/>
      <text:p text:style-name="P3"><text:span text:style-name="T5">pipc@pipc:~/dev_ws$</text:span><text:span text:style-name="T1"> ros2 launch my_bot launch_sim.launch.py world:=./src/my_bot/worlds/obstacles.world</text:span></text:p>
      <text:p text:style-name="P6"/>
      <text:p text:style-name="P3"><text:soft-page-break/></text:p>
      <text:p text:style-name="P13">----------------------------------------------------------------------------------------------------</text:p>
      <text:p text:style-name="P13"/>
      <text:p text:style-name="P40"><text:span text:style-name="T7">f</text:span><text:span text:style-name="T6">or check usb</text:span></text:p>
      <text:p text:style-name="P14"/>
      <text:p text:style-name="P25">cd <text:s/>/dev</text:p>
      <text:p text:style-name="P25"/>
      <text:p text:style-name="P25">ls t*</text:p>
      <text:p text:style-name="P15"/>
      <text:p text:style-name="P15">-------------------------------------------------------------------------------------------------------</text:p>
      <text:p text:style-name="P32">serial motor demo test</text:p>
      <text:p text:style-name="P32"/>
      <text:p text:style-name="P26"><text:span text:style-name="T5">pipc@pipc:~/dev_ws$ </text:span>cd dev_ws</text:p>
      <text:p text:style-name="P15">pipc@pipc:~/dev_ws$ <text:span text:style-name="T1">cd src</text:span></text:p>
      <text:p text:style-name="P15">pipc@pipc:~/dev_ws/src$ <text:span text:style-name="T1">git clone https://github.com/joshnewans/serial_motor_demo.git <text:s text:c="2"/></text:span></text:p>
      <text:p text:style-name="P15">pipc@pipc:~/dev_ws/src$ cd ..</text:p>
      <text:p text:style-name="P15">pipc@pipc:~/dev_ws$ <text:span text:style-name="T1">colcon build --symlink-install</text:span></text:p>
      <text:p text:style-name="P15">pipc@pipc:~/dev_ws$ <text:span text:style-name="T1">source install/setup.bash</text:span></text:p>
      <text:p text:style-name="P15">pipc@pipc:~/dev_ws$ <text:span text:style-name="T1">ros2 run serial_motor_demo gui</text:span></text:p>
      <text:p text:style-name="P15"/>
      <text:p text:style-name="P15"/>
      <text:p text:style-name="P28">same copy in pi folder name is robot_ws</text:p>
      <text:p text:style-name="P20">pipc@pipc:~$ ssh pipc@192.168.191.116</text:p>
      <text:p text:style-name="P16">pipc@pipc-desktop:~/robot_ws$ <text:span text:style-name="T4">cd </text:span><text:span text:style-name="T2">robot</text:span><text:span text:style-name="T1">_ws</text:span></text:p>
      <text:p text:style-name="P16">pipc@pipc-desktop:~/robot_ws$ <text:s text:c="2"/><text:span text:style-name="T1">cd src</text:span></text:p>
      <text:p text:style-name="P16">pipc@pipc-desktop:~/robot_ws/src$ <text:span text:style-name="T1">git clone https://github.com/joshnewans/serial_motor_demo.git <text:s text:c="2"/></text:span></text:p>
      <text:p text:style-name="P16">pipc@pipc-desktop:~/robot_ws/src$ <text:span text:style-name="T1">cd ..</text:span></text:p>
      <text:p text:style-name="P16">pipc@pipc-desktop:~/robot_ws$ <text:s/><text:span text:style-name="T1">colcon build --symlink-install</text:span></text:p>
      <text:p text:style-name="P16">pipc@pipc-desktop:~/robot_ws$ <text:s/><text:span text:style-name="T1">ros2 run serial_motor_demo driver --ros-args -p serial_port:=/dev/ttyACM0 -p baud_rate:=57600 -p loop_rate:=30 -p encoder_cpr:=3450</text:span></text:p>
      <text:p text:style-name="P15"/>
      <text:p text:style-name="P27">ERRORS</text:p>
      <text:p text:style-name="P15"/>
      <text:p text:style-name="P20">make sure same ip virtual machine use ping on both side </text:p>
      <text:p text:style-name="P20"/>
      <text:p text:style-name="P20">ping 192.168…….</text:p>
      <text:p text:style-name="P16"/>
      <text:p text:style-name="P27">ERRORS <text:span text:style-name="T8">SOLUTION</text:span></text:p>
      <text:p text:style-name="P27"/>
      <text:p text:style-name="P16">pipc@pipc-desktop:~/robot_ws$ <text:span text:style-name="T1">ls -l /dev/ttyACM0</text:span></text:p>
      <text:p text:style-name="P16">crw-rw---- 1 root dialout 166, 0 Jun 25 16:12 /dev/ttyACM0</text:p>
      <text:p text:style-name="P16">pipc@pipc-desktop:~/robot_ws$ <text:span text:style-name="T1">sudo chmod a+rw /dev/ttyACM0</text:span></text:p>
      <text:p text:style-name="P16">[sudo] password for pipc: </text:p>
      <text:p text:style-name="P16">pipc@pipc-desktop:~/robot_ws$<text:span text:style-name="T1"> ls -l /dev/ttyACM0</text:span></text:p>
      <text:p text:style-name="P16">crw-rw-rw- 1 root dialout 166, 0 Jun 25 16:12 /dev/ttyACM0</text:p>
      <text:p text:style-name="P15">------------------------------------------------------------------------------------------------------</text:p>
      <text:p text:style-name="P34">Camera Add</text:p>
      <text:p text:style-name="P21"/>
      <text:p text:style-name="P18">pipc@pipc:~/dev_ws$ <text:span text:style-name="T1">colcon build –symlink-install</text:span></text:p>
      <text:p text:style-name="P18">pipc@pipc:~/dev_ws$ <text:span text:style-name="T1">source install/setup.bash</text:span></text:p>
      <text:p text:style-name="P18">pipc@pipc:~/dev_ws$ <text:span text:style-name="T1">ros2 launch my_bot rsp.launch.py</text:span></text:p>
      <text:p text:style-name="P18"><text:soft-page-break/>pipc@pipc:~/dev_ws$ <text:span text:style-name="T1">rviz2</text:span></text:p>
      <text:p text:style-name="P18">pipc@pipc:~/dev_ws$ <text:span text:style-name="T1">ros2 launch my_bot launch_sim.launch.py world:=./src/my_bot/worlds/obstacles.world</text:span></text:p>
      <text:p text:style-name="P23"/>
      <text:p text:style-name="P18">pipc@pipc:~/dev_ws$<text:span text:style-name="T1"> ros2 run teleop_twist_keyboard teleop_twist_keyboard</text:span></text:p>
      <text:p text:style-name="P18"/>
      <text:p text:style-name="P19"><text:a xlink:type="simple" xlink:href="mailto:pipc@pipc" text:style-name="Internet_20_link" text:visited-style-name="Visited_20_Internet_20_Link">pipc@pipc</text:a>:~/dev_ws$ <text:span text:style-name="T3">sudo apt install ros-humble-image-transport-plugins</text:span></text:p>
      <text:p text:style-name="P23"/>
      <text:p text:style-name="P23"><text:span text:style-name="T5">pipc@pipc:~$</text:span> sudo apt install ros-humble-rqt-image-view</text:p>
      <text:p text:style-name="P23"/>
      <text:p text:style-name="P24"><text:span text:style-name="T5">pipc@pipc:~$ </text:span>ros<text:span text:style-name="T9">2 run </text:span>rqt-image-view rqt-image-view</text:p>
      <text:p text:style-name="P24"/>
      <text:p text:style-name="P29">Raspberry pi setting</text:p>
      <text:p text:style-name="P30"/>
      <text:p text:style-name="P24"><text:span text:style-name="T5">pipc@pipc-desktop:~$</text:span>sudo apt install libraspberrypi-bin v4l-utils ros-humble-v4l2-camera</text:p>
      <text:p text:style-name="P24"/>
      <text:p text:style-name="P24"><text:span text:style-name="T5">pipc@pipc-desktop:~$</text:span> sudo apt-get install raspi-config</text:p>
      <text:p text:style-name="P24"/>
      <text:p text:style-name="P24"><text:span text:style-name="T5">pipc@pipc-desktop:~$ </text:span>sudo raspi-config</text:p>
      <text:p text:style-name="P24"/>
      <text:p text:style-name="P24"><text:span text:style-name="T5">pipc@pipc-desktop:~$</text:span> vcgencmd get_camera</text:p>
      <text:p text:style-name="P24"/>
      <text:p text:style-name="P31">pipc@pipc-desktop:~$ raspistill -k</text:p>
      <text:p text:style-name="P15"/>
      <text:p text:style-name="P15">pipc@pipc-desktop:~$ sudo apt-get install fswebcam</text:p>
      <text:p text:style-name="P15"/>
      <text:p text:style-name="P15">pipc@pipc-desktop:~$ fswebcam -r 1280x720 --jpeg 85 -D 1 umesh.jpg</text:p>
      <text:p text:style-name="P15"/>
      <text:p text:style-name="P15">pipc@pipc-desktop:~$ <text:span text:style-name="T1">v4l2-ctl –list-devices</text:span></text:p>
      <text:p text:style-name="P15"/>
      <text:p text:style-name="P15"/>
      <text:p text:style-name="P15">pipc@pipc-desktop:~$ <text:span text:style-name="T1">sudo apt install ros-humble-image-transport-plugins ros-humble-rqt-image-view</text:span></text:p>
      <text:p text:style-name="P25"/>
      <text:p text:style-name="P15">pipc@pipc-desktop:~$<text:span text:style-name="T1"> ros2 run v4l2_camera v4l2_camera_node --ros-args -p image_size:="[640,480]" -p camera_frame_id:=camera_link_optical</text:span></text:p>
      <text:p text:style-name="P15"/>
      <text:p text:style-name="P15">pipc@pipc-desktop:~$ <text:span text:style-name="T1">pip install opencv-python-headless</text:span></text:p>
      <text:p text:style-name="P15">-----------------------------------------------------------------------------------------------------</text:p>
      <text:p text:style-name="P33">lidar add</text:p>
      <text:p text:style-name="P17"/>
      <text:p text:style-name="P17">pipc@pipc:~/dev_ws$ <text:span text:style-name="T1">colcon build –symlink-install</text:span></text:p>
      <text:p text:style-name="P17">pipc@pipc:~/dev_ws$ <text:span text:style-name="T1">source install/setup.bash</text:span></text:p>
      <text:p text:style-name="P17">pipc@pipc:~/dev_ws$ <text:span text:style-name="T1">ros2 launch my_bot rsp.launch.py</text:span></text:p>
      <text:p text:style-name="P17">pipc@pipc:~/dev_ws$ <text:span text:style-name="T1">rviz2</text:span></text:p>
      <text:p text:style-name="P17">pipc@pipc:~/dev_ws$ <text:span text:style-name="T1">ros2 launch my_bot launch_sim.launch.py world:=./src/my_bot/worlds/obstacles.world</text:span></text:p>
      <text:p text:style-name="P22"/>
      <text:p text:style-name="P17">pipc@pipc:~/dev_ws$<text:span text:style-name="T1"> ros2 run teleop_twist_keyboard teleop_twist_keyboard</text:span></text:p>
      <text:p text:style-name="P17">----------------------------------------------------------------------------------------------------------</text:p>
      <text:p text:style-name="P17"/>
      <text:p text:style-name="P35"/>
      <text:p text:style-name="P43"><text:soft-page-break/>chasse design</text:p>
      <text:p text:style-name="P42">pipc@pipc-desktop:~$ <text:span text:style-name="T1">vcgencmd get_throttled</text:span></text:p>
      <text:p text:style-name="P42"/>
      <text:p text:style-name="P42"/>
      <text:p text:style-name="P36">------------------------------------------------------------------------------------------</text:p>
      <text:p text:style-name="P36">game controlar add</text:p>
      <text:p text:style-name="P41"/>
      <text:p text:style-name="P17">pipc@pipc:~$ <text:span text:style-name="T1">sudo apt install ros-humble-ros2-control ros-humble-ros2-controllers ros-humble-gazebo-ros2-control</text:span></text:p>
      <text:p text:style-name="P17"/>
      <text:p text:style-name="P17"/>
      <text:p text:style-name="P17">---------------------------------------------------------------------------------------------------------------------------</text:p>
      <text:p text:style-name="P17"/>
      <text:p text:style-name="P48">ros humble complete</text:p>
      <text:p text:style-name="P48">pc</text:p>
      <text:p text:style-name="P46"/>
      <text:p text:style-name="P46">pipc@pipc:~$ mkdir -p dev_ws/src</text:p>
      <text:p text:style-name="P46">pipc@pipc:~$ cd dev_ws/src/</text:p>
      <text:p text:style-name="P46">pipc@pipc:~/dev_ws/src$ git clone git@github.com:joshnewans/articubot_one</text:p>
      <text:p text:style-name="P46">pipc@pipc:~/dev_ws/src$ git clone <text:a xlink:type="simple" xlink:href="https://github.com/joshnewans/ball_tracker" text:style-name="Internet_20_link" text:visited-style-name="Visited_20_Internet_20_Link">https://github.com/joshnewans/ball_tracker</text:a></text:p>
      <text:p text:style-name="P46">pipc@pipc:~/dev_ws/src$ cd ..</text:p>
      <text:p text:style-name="P47">pipc@pipc:~/dev_ws$ colcon build –symlink-install</text:p>
      <text:p text:style-name="P47">pipc@pipc:~/dev_ws$ source install/setup.bash</text:p>
      <text:p text:style-name="P45">pipc@pipc:~/dev_ws$ <text:span text:style-name="T1">ros2 launch </text:span><text:span text:style-name="T10">articubot_one </text:span><text:span text:style-name="T1">launch_sim.launch.py world:=src/</text:span><text:span text:style-name="T10">articubot_one</text:span><text:span text:style-name="T1">/worlds/obstacles.world</text:span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8:38:24.490481458</meta:creation-date>
    <dc:date>2024-07-02T00:11:08.431894459</dc:date>
    <meta:editing-duration>PT10H35M2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7" meta:paragraph-count="222" meta:word-count="1005" meta:character-count="10704" meta:non-whitespace-character-count="9745"/>
  </office:meta>
</office:document-meta>
</file>